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4451in" table:align="right" style:writing-mode="rl-tb"/>
    </style:style>
    <style:style style:name="Table1.A" style:family="table-column">
      <style:table-column-properties style:column-width="3.4438in"/>
    </style:style>
    <style:style style:name="Table1.B" style:family="table-column">
      <style:table-column-properties style:column-width="1.0028in"/>
    </style:style>
    <style:style style:name="Table1.C" style:family="table-column">
      <style:table-column-properties style:column-width="1.0611in"/>
    </style:style>
    <style:style style:name="Table1.D" style:family="table-column">
      <style:table-column-properties style:column-width="0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 fo:text-align="end" style:justify-single-word="false"/>
      <style:text-properties officeooo:rsid="03dbfc0a" officeooo:paragraph-rsid="04a7a5e8"/>
    </style:style>
    <style:style style:name="P4" style:family="paragraph" style:parent-style-name="Text_20_body">
      <style:paragraph-properties fo:line-height="100%"/>
      <style:text-properties officeooo:rsid="04af6545" officeooo:paragraph-rsid="04af6545"/>
    </style:style>
    <style:style style:name="P5" style:family="paragraph" style:parent-style-name="Text_20_body">
      <style:text-properties officeooo:rsid="04c7bb05" officeooo:paragraph-rsid="04cc9ec6"/>
    </style:style>
    <style:style style:name="P6" style:family="paragraph" style:parent-style-name="Text_20_body">
      <style:text-properties officeooo:rsid="04c7bb05" officeooo:paragraph-rsid="04d31963"/>
    </style:style>
    <style:style style:name="P7" style:family="paragraph" style:parent-style-name="Text_20_body">
      <style:text-properties officeooo:rsid="04cc9ec6" officeooo:paragraph-rsid="04cc9ec6"/>
    </style:style>
    <style:style style:name="P8" style:family="paragraph" style:parent-style-name="Text_20_body">
      <style:paragraph-properties fo:margin-top="0in" fo:margin-bottom="0.0181in" loext:contextual-spacing="false" fo:line-height="100%"/>
      <style:text-properties officeooo:rsid="03ed1c62" officeooo:paragraph-rsid="04a7a5e8"/>
    </style:style>
    <style:style style:name="P9" style:family="paragraph" style:parent-style-name="Table_20_Contents">
      <style:paragraph-properties fo:line-height="100%" fo:text-align="center" style:justify-single-word="false"/>
      <style:text-properties officeooo:paragraph-rsid="04a7a5e8"/>
    </style:style>
    <style:style style:name="P10" style:family="paragraph" style:parent-style-name="Table_20_Contents">
      <style:paragraph-properties fo:line-height="100%" fo:text-align="center" style:justify-single-word="false"/>
      <style:text-properties officeooo:rsid="03e873f6" officeooo:paragraph-rsid="04a7a5e8"/>
    </style:style>
    <style:style style:name="P11" style:family="paragraph" style:parent-style-name="Table_20_Contents">
      <style:paragraph-properties fo:line-height="100%" fo:text-align="center" style:justify-single-word="false"/>
      <style:text-properties officeooo:rsid="03e848e0" officeooo:paragraph-rsid="04a7a5e8"/>
    </style:style>
    <style:style style:name="P12" style:family="paragraph" style:parent-style-name="Table_20_Contents">
      <style:paragraph-properties fo:line-height="100%" fo:text-align="center" style:justify-single-word="false"/>
      <style:text-properties officeooo:rsid="03e98464" officeooo:paragraph-rsid="04a7a5e8"/>
    </style:style>
    <style:style style:name="P13" style:family="paragraph" style:parent-style-name="Standard">
      <style:paragraph-properties fo:line-height="100%"/>
      <style:text-properties officeooo:rsid="03eb354c" officeooo:paragraph-rsid="04a7a5e8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style:font-name="David CLM" fo:font-weight="normal" officeooo:rsid="06c09964" officeooo:paragraph-rsid="04bf9a7a" style:font-weight-asian="normal" style:font-name-complex="David CLM" style:font-weight-complex="normal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rsid="04c7bb05" officeooo:paragraph-rsid="04c7bb05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rsid="04c7bb05" officeooo:paragraph-rsid="04d31963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rsid="04c7ccb4" officeooo:paragraph-rsid="04c7ccb4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rsid="04c7ccb4" officeooo:paragraph-rsid="04d31963"/>
    </style:style>
    <style:style style:name="P20" style:family="paragraph" style:parent-style-name="Text_20_body">
      <style:paragraph-properties fo:text-align="start" style:justify-single-word="false" style:writing-mode="lr-tb"/>
      <style:text-properties officeooo:rsid="04c96a29" officeooo:paragraph-rsid="04d31963"/>
    </style:style>
    <style:style style:name="P21" style:family="paragraph" style:parent-style-name="Text_20_body">
      <style:paragraph-properties fo:text-align="end" style:justify-single-word="false" style:writing-mode="rl-tb"/>
      <style:text-properties officeooo:rsid="04c7bb05" officeooo:paragraph-rsid="04c7bb05"/>
    </style:style>
    <style:style style:name="P22" style:family="paragraph" style:parent-style-name="Text_20_body">
      <style:paragraph-properties fo:text-align="end" style:justify-single-word="false" style:writing-mode="rl-tb"/>
      <style:text-properties officeooo:rsid="04c7ccb4" officeooo:paragraph-rsid="04c7ccb4"/>
    </style:style>
    <style:style style:name="P23" style:family="paragraph" style:parent-style-name="Text_20_body">
      <style:paragraph-properties fo:text-align="end" style:justify-single-word="false" style:writing-mode="rl-tb"/>
      <style:text-properties officeooo:rsid="04c96a29" officeooo:paragraph-rsid="04d31963"/>
    </style:style>
    <style:style style:name="P24" style:family="paragraph" style:parent-style-name="Heading_20_2">
      <style:text-properties officeooo:paragraph-rsid="04a7a5e8"/>
    </style:style>
    <style:style style:name="P25" style:family="paragraph" style:parent-style-name="Heading_20_2">
      <style:text-properties officeooo:rsid="049395cc" officeooo:paragraph-rsid="04c7bb05"/>
    </style:style>
    <style:style style:name="P26" style:family="paragraph" style:parent-style-name="Heading_20_2">
      <style:text-properties officeooo:rsid="049395cc" officeooo:paragraph-rsid="04d31963"/>
    </style:style>
    <style:style style:name="P27" style:family="paragraph" style:parent-style-name="Standard" style:list-style-name="L1">
      <style:paragraph-properties fo:margin-top="0in" fo:margin-bottom="0in" loext:contextual-spacing="false" fo:line-height="100%" fo:text-align="start" style:justify-single-word="false" style:writing-mode="lr-tb"/>
      <style:text-properties officeooo:paragraph-rsid="04c71b76"/>
    </style:style>
    <style:style style:name="P28" style:family="paragraph" style:parent-style-name="Standard" style:list-style-name="L1">
      <style:paragraph-properties fo:margin-top="0in" fo:margin-bottom="0in" loext:contextual-spacing="false" fo:line-height="100%" fo:text-align="start" style:justify-single-word="false" style:writing-mode="lr-tb"/>
      <style:text-properties style:font-name="David CLM" fo:font-weight="normal" officeooo:rsid="04c71b76" officeooo:paragraph-rsid="04c71b76" style:font-weight-asian="normal" style:font-name-complex="David CLM" style:font-weight-complex="normal"/>
    </style:style>
    <style:style style:name="P29" style:family="paragraph" style:parent-style-name="Text_20_body">
      <style:text-properties officeooo:rsid="04958ff0" officeooo:paragraph-rsid="049395cc"/>
    </style:style>
    <style:style style:name="P30" style:family="paragraph" style:parent-style-name="Text_20_body">
      <style:paragraph-properties fo:line-height="100%"/>
      <style:text-properties officeooo:rsid="04c19bce" officeooo:paragraph-rsid="04c19bce"/>
    </style:style>
    <style:style style:name="P31" style:family="paragraph" style:parent-style-name="Text_20_body" style:list-style-name="L2">
      <style:paragraph-properties fo:line-height="100%"/>
      <style:text-properties officeooo:rsid="04d78cbb" officeooo:paragraph-rsid="04e3b2ae"/>
    </style:style>
    <style:style style:name="P32" style:family="paragraph" style:parent-style-name="Text_20_body">
      <style:text-properties officeooo:rsid="04cc9ec6" officeooo:paragraph-rsid="04cc9ec6"/>
    </style:style>
    <style:style style:name="P33" style:family="paragraph" style:parent-style-name="Text_20_body" style:list-style-name="L2">
      <style:paragraph-properties fo:line-height="100%"/>
      <style:text-properties officeooo:paragraph-rsid="04dce5f0"/>
    </style:style>
    <style:style style:name="P34" style:family="paragraph" style:parent-style-name="Text_20_body">
      <style:paragraph-properties fo:line-height="100%"/>
      <style:text-properties officeooo:paragraph-rsid="04471d2d"/>
    </style:style>
    <style:style style:name="P35" style:family="paragraph" style:parent-style-name="Text_20_body">
      <style:paragraph-properties fo:line-height="100%"/>
      <style:text-properties fo:font-size="12pt" officeooo:rsid="04db798c" officeooo:paragraph-rsid="04db798c" style:font-size-asian="10.5pt" style:font-size-complex="12pt"/>
    </style:style>
    <style:style style:name="P36" style:family="paragraph" style:parent-style-name="Text_20_body" style:list-style-name="L1">
      <style:paragraph-properties fo:margin-top="0in" fo:margin-bottom="0in" loext:contextual-spacing="false" fo:line-height="100%" fo:text-align="start" style:justify-single-word="false" style:writing-mode="lr-tb"/>
      <style:text-properties officeooo:paragraph-rsid="04bf9a7a"/>
    </style:style>
    <style:style style:name="P37" style:family="paragraph" style:parent-style-name="Text_20_body">
      <style:paragraph-properties fo:text-align="end" style:justify-single-word="false" style:writing-mode="rl-tb"/>
      <style:text-properties officeooo:rsid="04c96a29" officeooo:paragraph-rsid="04d31963"/>
    </style:style>
    <style:style style:name="P38" style:family="paragraph" style:parent-style-name="Text_20_body" style:list-style-name="L2">
      <style:paragraph-properties fo:line-height="100%" fo:text-align="end" style:justify-single-word="false" style:writing-mode="rl-tb"/>
      <style:text-properties officeooo:rsid="04d78cbb" officeooo:paragraph-rsid="04d7e2a6"/>
    </style:style>
    <style:style style:name="P39" style:family="paragraph" style:parent-style-name="Text_20_body" style:list-style-name="L2">
      <style:paragraph-properties fo:line-height="100%" fo:text-align="end" style:justify-single-word="false" style:writing-mode="rl-tb"/>
      <style:text-properties officeooo:paragraph-rsid="04d7e2a6"/>
    </style:style>
    <style:style style:name="P40" style:family="paragraph" style:parent-style-name="Text_20_body">
      <style:paragraph-properties fo:margin-top="0in" fo:margin-bottom="0.0181in" loext:contextual-spacing="false" fo:line-height="100%"/>
      <style:text-properties officeooo:rsid="03ed1c62" officeooo:paragraph-rsid="04a7a5e8"/>
    </style:style>
    <style:style style:name="P41" style:family="paragraph" style:parent-style-name="Text_20_body" style:list-style-name="L2">
      <style:paragraph-properties fo:margin-top="0in" fo:margin-bottom="0.0181in" loext:contextual-spacing="false" fo:line-height="100%"/>
      <style:text-properties officeooo:rsid="04d78cbb" officeooo:paragraph-rsid="04d7e2a6"/>
    </style:style>
    <style:style style:name="P42" style:family="paragraph" style:parent-style-name="Text_20_body">
      <style:paragraph-properties fo:margin-top="0in" fo:margin-bottom="0.0181in" loext:contextual-spacing="false" fo:line-height="100%"/>
      <style:text-properties officeooo:rsid="04d57ee7" officeooo:paragraph-rsid="04a7a5e8"/>
    </style:style>
    <style:style style:name="P43" style:family="paragraph" style:parent-style-name="Text_20_body">
      <style:paragraph-properties fo:text-align="start" style:justify-single-word="false" style:writing-mode="lr-tb"/>
      <style:text-properties officeooo:rsid="04c7ccb4" officeooo:paragraph-rsid="04c7ccb4"/>
    </style:style>
    <style:style style:name="P44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3e8184d"/>
    </style:style>
    <style:style style:name="T2" style:family="text">
      <style:text-properties officeooo:rsid="03fcb438"/>
    </style:style>
    <style:style style:name="T3" style:family="text">
      <style:text-properties officeooo:rsid="03fde0d0"/>
    </style:style>
    <style:style style:name="T4" style:family="text">
      <style:text-properties officeooo:rsid="0404f5ef"/>
    </style:style>
    <style:style style:name="T5" style:family="text">
      <style:text-properties officeooo:rsid="04064434"/>
    </style:style>
    <style:style style:name="T6" style:family="text">
      <style:text-properties officeooo:rsid="040bcbff"/>
    </style:style>
    <style:style style:name="T7" style:family="text">
      <style:text-properties officeooo:rsid="047f7f13"/>
    </style:style>
    <style:style style:name="T8" style:family="text">
      <style:text-properties officeooo:rsid="048525d6"/>
    </style:style>
    <style:style style:name="T9" style:family="text">
      <style:text-properties fo:font-size="12pt" officeooo:rsid="04dce5f0" style:font-size-asian="10.5pt" style:font-size-complex="12pt"/>
    </style:style>
    <style:style style:name="T10" style:family="text">
      <style:text-properties officeooo:rsid="04bc6354"/>
    </style:style>
    <style:style style:name="T11" style:family="text">
      <style:text-properties officeooo:rsid="04bcf77c"/>
    </style:style>
    <style:style style:name="T12" style:family="text">
      <style:text-properties style:font-name="David CLM" style:font-name-complex="David CLM"/>
    </style:style>
    <style:style style:name="T13" style:family="text">
      <style:text-properties style:font-name="David CLM" officeooo:rsid="06a342b7" style:font-name-complex="David CLM"/>
    </style:style>
    <style:style style:name="T14" style:family="text">
      <style:text-properties style:font-name="David CLM" fo:font-weight="normal" officeooo:rsid="06c09964" style:font-weight-asian="normal" style:font-name-complex="David CLM" style:font-weight-complex="normal"/>
    </style:style>
    <style:style style:name="T15" style:family="text">
      <style:text-properties style:font-name="David CLM" fo:font-weight="normal" officeooo:rsid="06a342b7" style:font-weight-asian="normal" style:font-name-complex="David CLM" style:font-weight-complex="normal"/>
    </style:style>
    <style:style style:name="T16" style:family="text">
      <style:text-properties style:font-name="David CLM" fo:font-weight="normal" officeooo:rsid="06bea5fc" style:font-weight-asian="normal" style:font-name-complex="David CLM" style:font-weight-complex="normal"/>
    </style:style>
    <style:style style:name="T17" style:family="text">
      <style:text-properties style:font-name="David CLM" fo:font-weight="normal" officeooo:rsid="068d6010" style:font-weight-asian="normal" style:font-name-complex="David CLM" style:font-weight-complex="normal"/>
    </style:style>
    <style:style style:name="T18" style:family="text">
      <style:text-properties style:font-name="David CLM" fo:font-weight="normal" officeooo:rsid="06c04794" style:font-weight-asian="normal" style:font-name-complex="David CLM" style:font-weight-complex="normal"/>
    </style:style>
    <style:style style:name="T19" style:family="text">
      <style:text-properties style:font-name="David CLM" fo:font-weight="normal" officeooo:rsid="04c71b76" style:font-weight-asian="normal" style:font-name-complex="David CLM" style:font-weight-complex="normal"/>
    </style:style>
    <style:style style:name="T20" style:family="text">
      <style:text-properties style:font-name="David CLM" fo:font-weight="bold" officeooo:rsid="06c09964" style:font-weight-asian="normal" style:font-name-complex="David CLM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4c7ccb4" style:font-weight-asian="bold" style:font-weight-complex="bold"/>
    </style:style>
    <style:style style:name="T23" style:family="text">
      <style:text-properties fo:font-weight="bold" officeooo:rsid="04d78cbb" style:font-weight-asian="bold" style:font-weight-complex="bold"/>
    </style:style>
    <style:style style:name="T24" style:family="text">
      <style:text-properties fo:font-weight="bold" officeooo:rsid="04dce5f0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4c7bb05"/>
    </style:style>
    <style:style style:name="T27" style:family="text">
      <style:text-properties officeooo:rsid="04c7ccb4"/>
    </style:style>
    <style:style style:name="T28" style:family="text">
      <style:text-properties officeooo:rsid="04c96a29"/>
    </style:style>
    <style:style style:name="T29" style:family="text">
      <style:text-properties officeooo:rsid="04cc9ec6"/>
    </style:style>
    <style:style style:name="T30" style:family="text">
      <style:text-properties officeooo:rsid="04ce8b40"/>
    </style:style>
    <style:style style:name="T31" style:family="text">
      <style:text-properties officeooo:rsid="04d1e296"/>
    </style:style>
    <style:style style:name="T32" style:family="text">
      <style:text-properties officeooo:rsid="04d31963"/>
    </style:style>
    <style:style style:name="T33" style:family="text">
      <style:text-properties officeooo:rsid="04d52812"/>
    </style:style>
    <style:style style:name="T34" style:family="text">
      <style:text-properties officeooo:rsid="04d5f915"/>
    </style:style>
    <style:style style:name="T35" style:family="text">
      <style:text-properties officeooo:rsid="04d78cbb"/>
    </style:style>
    <style:style style:name="T36" style:family="text">
      <style:text-properties officeooo:rsid="04da4226"/>
    </style:style>
    <style:style style:name="T37" style:family="text">
      <style:text-properties style:text-position="25% 100%" style:font-name="Liberation Sans1" fo:font-size="8pt" style:font-size-asian="8pt" style:font-size-complex="8pt"/>
    </style:style>
    <style:style style:name="T38" style:family="text">
      <style:text-properties fo:font-size="8pt" style:font-size-asian="8pt" style:font-size-complex="8pt"/>
    </style:style>
    <style:style style:name="T39" style:family="text">
      <style:text-properties officeooo:rsid="04db798c"/>
    </style:style>
    <style:style style:name="T40" style:family="text">
      <style:text-properties officeooo:rsid="04dce5f0"/>
    </style:style>
    <style:style style:name="T41" style:family="text">
      <style:text-properties officeooo:rsid="04df4e39"/>
    </style:style>
    <style:style style:name="T42" style:family="text">
      <style:text-properties officeooo:rsid="04e04f91"/>
    </style:style>
    <style:style style:name="T43" style:family="text">
      <style:text-properties officeooo:rsid="04e2a89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><text:span text:style-name="T10">מטלה</text:span> –<text:span text:style-name="T11"> החלפת בתים וכליות</text:span></text:h>
      <text:p text:style-name="P4">יש לענות על שאלה אחת לבחירתכם.</text:p>
      <text:p text:style-name="Heading_20_2">שאלה 1: החלפת בתים - <text:span text:style-name="T27">יעילות</text:span></text:p>
      <text:p text:style-name="P34"><text:span text:style-name="T8">א. הוכיחו את המשפט: אם כל יחסי ההעדפה הם חזקים (אין אדישות), אז אלגוריתם החלפת הבתים תמיד מחזיר שיבוץ יעיל פארטו.</text:span></text:p>
      <text:p text:style-name="P30">ב. הראו דוגמה שבה המשפט של סעיף א לא נכון, כאשר יחסי ההעדפה הם לא חזקים (<text:span text:style-name="T26">כלומר </text:span>יש אדם שהוא אדיש בין שני בתים).</text:p>
      <text:list xml:id="list3064126736" text:style-name="L2">
        <text:list-item>
          <text:p text:style-name="P31"><text:span text:style-name="T21">פתרון</text:span>: איתן ודניאל.</text:p>
        </text:list-item>
      </text:list>
      <text:p text:style-name="P26">שאלה <text:span text:style-name="T32">2</text:span>: <text:span text:style-name="T32">החלפת בתים - תיכנות</text:span></text:p>
      <text:p text:style-name="P6">כיתבו <text:span text:style-name="T29">פונקציה</text:span>, בשפת-תיכנות לבחירתכם או בפסאודו-קוד, <text:span text:style-name="T27">המוצאת מעגל בגרף החלפת בתים. כותרת הפונקציה:</text:span></text:p>
      <text:p text:style-name="P17"><text:span text:style-name="T28">vector&lt;int&gt;</text:span> <text:span text:style-name="T27">find_trading_cycle</text:span>(<text:span text:style-name="T28">vector&lt;vector&lt;int&gt;&gt; preferences</text:span>);</text:p>
      <text:p text:style-name="P23">הניחו שבתחילת הפונקציה, כל אדם i גר בבית i. <text:s/><text:span text:style-name="T26">הפרמטר </text:span><text:span text:style-name="T25">preferences</text:span><text:span text:style-name="T26"> מתאר את ההעדפות של בעלי-הבתים. לכל i, הוקטור preferences[i] מתאר את סדר ההעדפות של אדם i. </text:span>למשל, אם:</text:p>
      <text:p text:style-name="P20">preferences[11] = {15, 13, 11, 7, 8, …}</text:p>
      <text:p text:style-name="P23">המשמעות היא, שאדם מספר 11 הכי רוצה את בית 15, אחריו את בית 13, אחריו את בית 11 (הבית הנוכחי שלו), וכו'..</text:p>
      <text:p text:style-name="P23">הפונקציה מחזירה וקטור המתאר את המעגל, למשל אם מוחזר הוקטור:</text:p>
      <text:p text:style-name="P20">{11, 15, 17, 11}</text:p>
      <text:p text:style-name="P23">המשמעות היא, שאדם 11 מקבל את בית 15, אדם 15 מקבל את בית 17, ואדם 17 מקבל את בית 11.</text:p>
      <text:list xml:id="list105247472929557" text:continue-numbering="true" text:style-name="L2">
        <text:list-item>
          <text:p text:style-name="P38"><text:span text:style-name="T21">פתרון</text:span>: <text:span text:style-name="T42">יואב</text:span></text:p>
        </text:list-item>
      </text:list>
      <text:p text:style-name="P19"/>
      <text:p text:style-name="P24">שאלה <text:span text:style-name="T33">3</text:span>: <text:span text:style-name="T7">החלפת כליות – שני אלגוריתמים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4" office:value-type="string">
            <text:p text:style-name="P3">בשאלה זו נניח שהתאמה בין תורם לנתרם תלויה רק <text:span text:style-name="T1">בסוג הדם. <text:s text:c="2"/>נתון מאגר-נתונים ובו שלושה זוגות עם סוגי-דם לפי הטבלה בצד שמאל.</text:span></text:p>
            <text:p text:style-name="P13">א. ציירו את הגרף המכוון המתאר את ההתאמות בגרף<text:span text:style-name="T2">.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סוג-דם חולה</text:p>
          </table:table-cell>
          <table:table-cell table:style-name="Table1.D1" office:value-type="string">
            <text:p text:style-name="P10">סוג-דם תורם</text:p>
          </table:table-cell>
        </table:table-row>
        <table:table-row>
          <table:covered-table-cell/>
          <table:table-cell table:style-name="Table1.B2" office:value-type="string">
            <text:p text:style-name="P11">זוג ראשון</text:p>
          </table:table-cell>
          <table:table-cell table:style-name="Table1.B2" office:value-type="string">
            <text:p text:style-name="P12">AB</text:p>
          </table:table-cell>
          <table:table-cell table:style-name="Table1.D2" office:value-type="string">
            <text:p text:style-name="P12">O</text:p>
          </table:table-cell>
        </table:table-row>
        <table:table-row>
          <table:covered-table-cell/>
          <table:table-cell table:style-name="Table1.B2" office:value-type="string">
            <text:p text:style-name="P11">זוג שני</text:p>
          </table:table-cell>
          <table:table-cell table:style-name="Table1.B2" office:value-type="string">
            <text:p text:style-name="P12">O</text:p>
          </table:table-cell>
          <table:table-cell table:style-name="Table1.D2" office:value-type="string">
            <text:p text:style-name="P12">A</text:p>
          </table:table-cell>
        </table:table-row>
        <table:table-row>
          <table:covered-table-cell/>
          <table:table-cell table:style-name="Table1.B2" office:value-type="string">
            <text:p text:style-name="P11">זוג שלישי</text:p>
          </table:table-cell>
          <table:table-cell table:style-name="Table1.B2" office:value-type="string">
            <text:p text:style-name="P12">A</text:p>
          </table:table-cell>
          <table:table-cell table:style-name="Table1.D2" office:value-type="string">
            <text:p text:style-name="P12">AB</text:p>
          </table:table-cell>
        </table:table-row>
      </table:table>
      <text:p text:style-name="P8">ב. כמה ואיזה חולים אפשר להציל בלי החלפת כליות בכלל?</text:p>
      <text:p text:style-name="P8">ג. כמה <text:span text:style-name="T3">ואיזה חולים</text:span> אפשר להציל בעזרת <text:span text:style-name="T4">האלגוריתם למציאת שידוך גדול ביותר (שנלמד בכיתה)</text:span>?</text:p>
      <text:p text:style-name="P8">ד. כמה <text:span text:style-name="T5">ואיזה חולים</text:span> אפשר להציל בעזרת אלגוריתם <text:span text:style-name="T6">למציאת שלשות רבות ביותר (שלא נלמד בכיתה)?</text:span></text:p>
      <text:list xml:id="list105248024402212" text:continue-numbering="true" text:style-name="L2">
        <text:list-item>
          <text:p text:style-name="P41"><text:soft-page-break/><text:span text:style-name="T21">פתרון</text:span>: <text:span text:style-name="T41">חן</text:span></text:p>
        </text:list-item>
      </text:list>
      <text:p text:style-name="P42"/>
      <text:p text:style-name="Heading_20_2">שאלה <text:span text:style-name="T34">4</text:span>: <text:span text:style-name="T29">החלפת כליות בישראל</text:span></text:p>
      <text:p text:style-name="P29">א. באיזה מרכזים רפואיים בישראל אפשר להירשם להחלפת כליות?</text:p>
      <text:p text:style-name="P7">ב. מה<text:span text:style-name="T31">ו האורך המקסימלי של מעגל-החלפה בתוכנית הישראלית</text:span>?</text:p>
      <text:p text:style-name="P7">ג. באיזו תדירות מריצים את האלגוריתם לחיפוש מעגלים?</text:p>
      <text:p text:style-name="P7">ד. <text:span text:style-name="T30">האם האלגוריתם הממומש בישראל הוא רציונלי-ליחידים (individually-rational)? הוכיחו את טענתכם בעזרת שלוש טענות לפחות מתוך אתר משרד הבריאות.</text:span></text:p>
      <text:list xml:id="list105247469760168" text:continue-numbering="true" text:style-name="L2">
        <text:list-item>
          <text:p text:style-name="P33"><text:span text:style-name="T24">פתרון</text:span><text:span text:style-name="T40">: אריק וטל</text:span></text:p>
        </text:list-item>
      </text:list>
      <text:p text:style-name="P25">שאלה <text:span text:style-name="T34">5</text:span>: <text:span text:style-name="T33">החלפת כליות - תיכנות</text:span></text:p>
      <text:p text:style-name="P5">כיתבו <text:span text:style-name="T29">פונקציה</text:span>, בשפת-תיכנות לבחירתכם או בפסואודו-קוד, המקבלת מטריצת התאמה בין זוגות, ומוצאת <text:span text:style-name="T27">מעגלים </text:span><text:span text:style-name="T22">באורך 2 או באורך 3</text:span><text:span text:style-name="T27">, כך שמספר המושתלים הכולל הוא הגבוה ביותר. הפונקציה לא חייבת להיות יעילה חישובית (כלומר, אפשר לכתוב פתרון brute force). <text:s text:c="2"/>כותרת הפונקציה:</text:span></text:p>
      <text:p text:style-name="P16">void find_max_matches(matrix&lt;bool&gt; compatible);</text:p>
      <text:p text:style-name="P21"><text:span text:style-name="T29">המטריצה </text:span>compatible מתאר<text:span text:style-name="T29">ת</text:span> <text:span text:style-name="T29">התאמה בין תורם לחולה. <text:s text:c="2"/></text:span>למשל compatible[1<text:span text:style-name="T27">1</text:span>,2<text:span text:style-name="T27">2</text:span>]==true אומר שתורם מספר <text:span text:style-name="T27">11</text:span> יכול לתרום לחולה מספר <text:span text:style-name="T27">22</text:span>; <text:s/>compatible[2<text:span text:style-name="T27">2</text:span>,1<text:span text:style-name="T27">1</text:span>]==true אומר שתורם מספר <text:span text:style-name="T27">22</text:span> יכול לתרום לחולה מספר <text:span text:style-name="T27">11 (שימו לב – המטריצה לא בהכרח סימטרית).</text:span></text:p>
      <text:p text:style-name="P22">פלט לדוגמה:</text:p>
      <text:p text:style-name="P18">Length 2 cycle: 11→22 and 22→11 </text:p>
      <text:p text:style-name="P18">Length 3 cycle: 44→55 and 55→99 and 99→44</text:p>
      <text:list xml:id="list105246267789987" text:continue-numbering="true" text:style-name="L2">
        <text:list-item>
          <text:p text:style-name="P39"><text:span text:style-name="T23">פתרון</text:span><text:span text:style-name="T35">: ..</text:span></text:p>
        </text:list-item>
      </text:list>
      <text:p text:style-name="P18"/>
      <text:p text:style-name="P18"/>
      <text:p text:style-name="P14"><text:span text:style-name="T13">מ</text:span><text:span text:style-name="T12">אמרים להרחבה ולמטלת-רשות</text:span></text:p>
      <text:list xml:id="list1521685723" text:style-name="L1">
        <text:list-item>
          <text:p text:style-name="P36"><text:span text:style-name="T14">C Hajaj, JP Dickerson, A Hassidim, T Sandholm (2015): "</text:span><text:bookmark text:name="FFvPvMSEOX8J"/><text:a xlink:type="simple" xlink:href="http://www.aaai.org/ocs/index.php/AAAI/AAAI15/paper/viewFile/9882/9389" text:style-name="Internet_20_link" text:visited-style-name="Visited_20_Internet_20_Link"><text:span text:style-name="T14">Strategy-Proof and Efficient Kidney</text:span></text:a><text:a xlink:type="simple" xlink:href="http://www.aaai.org/ocs/index.php/AAAI/AAAI15/paper/viewFile/9882/9389" text:style-name="Internet_20_link" text:visited-style-name="Visited_20_Internet_20_Link"><text:span text:style-name="T20"> </text:span></text:a><text:a xlink:type="simple" xlink:href="http://www.aaai.org/ocs/index.php/AAAI/AAAI15/paper/viewFile/9882/9389" text:style-name="Internet_20_link" text:visited-style-name="Visited_20_Internet_20_Link"><text:span text:style-name="T14">Exchange</text:span></text:a><text:a xlink:type="simple" xlink:href="http://www.aaai.org/ocs/index.php/AAAI/AAAI15/paper/viewFile/9882/9389" text:style-name="Internet_20_link" text:visited-style-name="Visited_20_Internet_20_Link"><text:span text:style-name="T20"> </text:span></text:a><text:a xlink:type="simple" xlink:href="http://www.aaai.org/ocs/index.php/AAAI/AAAI15/paper/viewFile/9882/9389" text:style-name="Internet_20_link" text:visited-style-name="Visited_20_Internet_20_Link"><text:span text:style-name="T14">Using a Credit Mechanism</text:span></text:a><text:span text:style-name="T14">"</text:span></text:p>
        </text:list-item>
        <text:list-item>
          <text:p text:style-name="P36"><text:span text:style-name="T15">I Ashlagi, F Fischer, IA Kash, AD Procaccia</text:span><text:span text:style-name="T16"> (2015): "</text:span><text:a xlink:type="simple" xlink:href="https://www.sciencedirect.com/science/article/pii/S089982561300081X" text:style-name="Internet_20_link" text:visited-style-name="Visited_20_Internet_20_Link"><text:span text:style-name="T15">Mix and match: A strategyproof mechanism for multi-hospital kidney exchange</text:span></text:a><text:span text:style-name="T16">".</text:span></text:p>
        </text:list-item>
        <text:list-item>
          <text:p text:style-name="P36"><text:span text:style-name="T15">DJ Abraham, A Blum, T Sandholm</text:span><text:span text:style-name="T16"> (2007): "</text:span><text:a xlink:type="simple" xlink:href="https://dl.acm.org/citation.cfm?id=1250954" text:style-name="Internet_20_link" text:visited-style-name="Visited_20_Internet_20_Link"><text:span text:style-name="T16">Clearing algorithms for barter exchange markets: Enabling nationwide </text:span></text:a><text:a xlink:type="simple" xlink:href="https://dl.acm.org/citation.cfm?id=1250954" text:style-name="Internet_20_link" text:visited-style-name="Visited_20_Internet_20_Link"><text:span text:style-name="T17">kidney exchanges‏</text:span></text:a><text:span text:style-name="T17">".</text:span></text:p>
        </text:list-item>
        <text:list-item>
          <text:p text:style-name="P36"><text:span text:style-name="T17">MU Ünver</text:span><text:span text:style-name="T18"> (2010): "</text:span><text:bookmark text:name="ASbUAPkQwlkJ"/><text:a xlink:type="simple" xlink:href="https://academic.oup.com/restud/article-abstract/77/1/372/1547330" text:style-name="Internet_20_link" text:visited-style-name="Visited_20_Internet_20_Link"><text:span text:style-name="T17">Dynamic kidney exchange‏</text:span></text:a><text:span text:style-name="T18">"</text:span></text:p>
        </text:list-item>
        <text:list-item>
          <text:p text:style-name="P36"><text:span text:style-name="T18">JP Dickerson, AD Procaccia, T Sandholm (2013): "</text:span><text:bookmark text:name="papWoSYK2Q4J"/><text:a xlink:type="simple" xlink:href="https://dl.acm.org/citation.cfm?id=2482596" text:style-name="Internet_20_link" text:visited-style-name="Visited_20_Internet_20_Link"><text:span text:style-name="T18">Failure-aware kidney exchange‏</text:span></text:a><text:span text:style-name="T18">"</text:span></text:p>
        </text:list-item>
        <text:list-item>
          <text:p text:style-name="P36"><text:span text:style-name="T18">JP Dickerson, AD Procaccia, T Sandholm</text:span><text:span text:style-name="T14"> (2014): "</text:span><text:bookmark text:name="8veqLzKaBtwJ"/><text:a xlink:type="simple" xlink:href="https://dl.acm.org/citation.cfm?id=2617407" text:style-name="Internet_20_link" text:visited-style-name="Visited_20_Internet_20_Link"><text:span text:style-name="T18">Price of fairness in kidney exchange‏</text:span></text:a><text:span text:style-name="T14">"</text:span></text:p>
        </text:list-item>
        <text:list-item>
          <text:p text:style-name="P36"><text:span text:style-name="T14">I Ashlagi, AE Roth (2012): "</text:span><text:a xlink:type="simple" xlink:href="https://www.aeaweb.org/articles?id=10.1257/aer.102.3.354" text:style-name="Internet_20_link" text:visited-style-name="Visited_20_Internet_20_Link"><text:span text:style-name="T14">New challenges in multihospital kidney exchange‏</text:span></text:a><text:span text:style-name="T14">"</text:span></text:p>
        </text:list-item>
        <text:list-item>
          <text:p text:style-name="P27"><text:span text:style-name="T14">S Luo, P Tang </text:span><text:span text:style-name="T19">(2015), </text:span><text:span text:style-name="T14">"</text:span><text:bookmark text:name="sxXbqu56YbkJ"/><text:a xlink:type="simple" xlink:href="https://www.aaai.org/ocs/index.php/IJCAI/IJCAI15/paper/viewPaper/10748" text:style-name="Internet_20_link" text:visited-style-name="Visited_20_Internet_20_Link"><text:span text:style-name="T14">Mechanism design and implementation for lung exchange‏</text:span></text:a><text:span text:style-name="T19">"</text:span></text:p>
        </text:list-item>
        <text:list-item>
          <text:p text:style-name="P28"/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objectwitharr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.2362in" style:auto-text-indent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6-02T10:52:45.999063408</dc:date>
    <meta:editing-duration>P13DT4H1M36S</meta:editing-duration>
    <meta:editing-cycles>1114</meta:editing-cycles>
    <dc:creator>Erel Segal-Halevi</dc:creator>
    <meta:document-statistic meta:table-count="1" meta:image-count="0" meta:object-count="0" meta:page-count="3" meta:paragraph-count="60" meta:word-count="557" meta:character-count="3276" meta:non-whitespace-character-count="2780"/>
  </office:meta>
</office:document-meta>
</file>